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center" style:justify-single-word="false">
        <style:tab-stops>
          <style:tab-stop style:position="10.239cm"/>
        </style:tab-stops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Preformatted_20_Text">
      <style:paragraph-properties fo:text-align="center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Preformatted_20_Text">
      <style:paragraph-properties fo:text-align="center" style:justify-single-word="false">
        <style:tab-stops>
          <style:tab-stop style:position="10.239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text-align="start" style:justify-single-word="false">
        <style:tab-stops>
          <style:tab-stop style:position="10.239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Preformatted_20_Text">
      <style:paragraph-properties fo:text-align="start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Preformatted_20_Text">
      <style:paragraph-properties fo:text-align="start" style:justify-single-word="false">
        <style:tab-stops>
          <style:tab-stop style:position="10.239cm"/>
        </style:tab-stops>
      </style:paragraph-properties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Preformatted_20_Text">
      <style:paragraph-properties fo:text-align="start" style:justify-single-word="false">
        <style:tab-stops/>
      </style:paragraph-properties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Preformatted_20_Text">
      <style:paragraph-properties fo:text-align="start" style:justify-single-word="false">
        <style:tab-stops/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Preformatted_20_Text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enbeschreibungen</text:p>
      <text:p text:style-name="P2"/>
      <text:p text:style-name="P2"/>
      <text:p text:style-name="P7">Projektleiter:</text:p>
      <text:p text:style-name="P7"><text:tab/><text:span text:style-name="T3">Name</text:span><text:span text:style-name="T1">: Levi Wanisch</text:span></text:p>
      <text:p text:style-name="P8"><text:span text:style-name="T1"><text:tab/>Beschreibung: </text:span><text:span text:style-name="T4">Zuständig für Ausarbeitung von Projektvision (was soll <text:tab/>erreicht werden). Auch Anpassungen an der Projektvision werden in <text:tab/>Zusammenarbeit mit Planung/Management vorgenommen.</text:span></text:p>
      <text:p text:style-name="P7"><text:span text:style-name="T1"/></text:p>
      <text:p text:style-name="P7">Planung/Management:</text:p>
      <text:p text:style-name="P8"><text:tab/><text:span text:style-name="T1">Name: </text:span><text:span text:style-name="T4">Manuel Ketz</text:span></text:p>
      <text:p text:style-name="P8"><text:span text:style-name="T1"><text:tab/>Beschreibung: </text:span><text:span text:style-name="T4">Erstellen eines konkreten Zeitplans für Programmierer und <text:tab/>Designer. Festlegung welche Technologien und Werkzeuge zum Einsatz kommen. <text:tab/>Entwickeln von Lösungsansätzen bei Komplikationen welche nach Absprache <text:tab/>mit dem Projektleiter (ggf.) zum Einsatz kommen.</text:span></text:p>
      <text:p text:style-name="P7"/>
      <text:p text:style-name="P7">Programmierer:</text:p>
      <text:p text:style-name="P8"><text:tab/><text:span text:style-name="T1">Name: </text:span><text:span text:style-name="T4">Saad Elhafiane</text:span></text:p>
      <text:p text:style-name="P7"><text:span text:style-name="T3"><text:tab/>Beschreibung: </text:span><text:span text:style-name="T4">Erstellung des Codes für Spiellogik(Server) sowie Code <text:tab/>Gerüst für die Benutzeroberfläche(Client). Verwendete Technologien sowie <text:tab/>Zeitplan werden vorgegeben. Bei Problemen Rückmeldung an <text:tab/>Planung/Management.</text:span></text:p>
      <text:p text:style-name="P7"><text:span text:style-name="T3"/></text:p>
      <text:p text:style-name="P7">Designer:</text:p>
      <text:p text:style-name="P7"><text:tab/><text:span text:style-name="T3">Name: </text:span><text:span text:style-name="T4">Safouane Knani</text:span></text:p>
      <text:p text:style-name="P8"><text:span text:style-name="T1"><text:tab/>Beschreibung: </text:span><text:span text:style-name="T4">Design und Erstellung der Benutzeroberfläche mithilfe von <text:tab/>den Programmierern vorgegebenen(erstellten) Werkzeugen. Bei Problemen <text:tab/>Rückmeldung an Planung/Management.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3"><text:soft-page-break/>Spielidee</text:p>
      <text:p text:style-name="P5"/>
      <text:p text:style-name="P6"/>
      <text:p text:style-name="P10">Akteure:</text:p>
      <text:p text:style-name="P12"><text:tab/><text:span text:style-name="T2">Clients:</text:span> Rechner mit verfügbarer Internet-Anbindung. Auf diesen wird die <text:tab/>Clientseitige Doppelkopf-Client-Anwendung ausgeführt welche ihrerseits <text:tab/>Daten von der Doppelkopf-Server-Anwendung anfordert. Es können mehrere <text:tab/>Clients gleichzeitig Daten vom Server anfordern.</text:p>
      <text:p text:style-name="P12"/>
      <text:p text:style-name="P12"><text:tab/><text:span text:style-name="T2">Server:</text:span> Rechner auf welchem die Serverseitige Anwendung des Spiels sowie <text:tab/>eine Datenbank zur Benutzerverwaltung ausgeführt wird.</text:p>
      <text:p text:style-name="P12"/>
      <text:p text:style-name="P11">Aktionen:</text:p>
      <text:p text:style-name="P9"><text:tab/><text:span text:style-name="T1">Client-Anwendung:</text:span></text:p>
      <text:p text:style-name="P11"><text:span text:style-name="T1"><text:tab/><text:tab/>- Registrieren: Nutzer können sich nach Angabe ihrer e-Mail <text:tab/><text:tab/><text:tab/> <text:s/>Adresse eines Benutzernamens und Passworts registrieren sollte die <text:tab/><text:tab/> <text:s/>angegebene e-Mail nicht bereits registriert sein.</text:span></text:p>
      <text:p text:style-name="P11"><text:span text:style-name="T1"><text:tab/><text:tab/>- Anmelden: Registrierten Nutzern ist es möglich sich mittels Angabe <text:tab/><text:tab/> <text:s/>ihrer e-Mail Adresse oder ihres Benutzernamens und ihres Passworts <text:tab/><text:tab/> <text:s/>anzumelden.</text:span></text:p>
      <text:p text:style-name="P11"><text:span text:style-name="T1"><text:tab/><text:tab/>- Anmelden(Gast): Allen Nutzern ist es möglich sich ohne Angabe von <text:tab/><text:tab/> <text:s/>Daten als Gast-Nutzer anzumelden.</text:span></text:p>
      <text:p text:style-name="P11"><text:tab/><text:tab/><text:span text:style-name="T1">- Rangliste einsehen: Alle Nutzer können die Rangliste der besten <text:tab/><text:tab/> <text:s/>Spieler einsehen.</text:span></text:p>
      <text:p text:style-name="P11"><text:span text:style-name="T1"><text:tab/><text:tab/>- Spiel suchen: Alle Nutzer können ein Spiel auf dem Server suchen</text:span></text:p>
      <text:p text:style-name="P11"><text:span text:style-name="T1"/></text:p>
      <text:p text:style-name="P9"><text:span text:style-name="T1"><text:tab/>Server-Anwendung:</text:span></text:p>
      <text:p text:style-name="P11"><text:span text:style-name="T1"><text:tab/><text:tab/>- Registrieren: Registriert Nutzer in der Datenbank</text:span></text:p>
      <text:p text:style-name="P11"><text:span text:style-name="T1"><text:tab/><text:tab/>- Ausführen der Spiellogik: Verwendet werden die Standard <text:tab/><text:tab/><text:tab/><text:tab/> <text:s/>Doppelkopf-Turnier-Regeln.</text:span></text:p>
      <text:p text:style-name="P11"><text:span text:style-name="T1"><text:tab/><text:tab/>- Spielinstanz starten: Startet eigene Spielinstanz (in eigenem <text:tab/><text:tab/><text:tab/> <text:s/>Thread). Eine Spielinstanz kann bis zu 4 Spieler beherbergen.</text:span></text:p>
      <text:p text:style-name="P11"><text:span text:style-name="T1"><text:tab/><text:tab/> <text:s/>Ist die Kapazität der Instanz erreicht wird ein Spiel gestartet.</text:span></text:p>
      <text:p text:style-name="P11"><text:span text:style-name="T1"><text:tab/><text:tab/>– Nutzer-Information abfragen: Anfragen nach Nutzerdaten können an <text:tab/><text:tab/> <text:s/>die Datenbank gesendet und die Antworten ausgewertet werden.</text:span></text:p>
      <text:p text:style-name="P11"><text:span text:style-name="T1"><text:tab/><text:tab/>- Saisons verwalten: Verwaltet Zähler für Saison-Timer und setzt <text:tab/><text:tab/> <text:s/>diesen sowie die Rangliste beim Start einer neuen Saison zurück.</text:span></text:p>
      <text:p text:style-name="P11"><text:span text:style-name="T1"/></text:p>
      <text:p text:style-name="P11">Besonderheiten:</text:p>
      <text:p text:style-name="P11"><text:tab/><text:span text:style-name="T1">- Saison basiertes Ranglistensystem</text:span></text:p>
      <text:p text:style-name="P11"><text:span text:style-name="T1"><text:tab/>- angemeldete Nutzer erhalten eine bestimmte Anzahl Punkte für gespielte <text:tab/> <text:s/>Spiele, mehr durch Siege als durch Niederlagen (es sollen auch minus <text:tab/> <text:s/>Punkte möglich sein, z.B bei mehreren Niederlagen in Folge, somit kann <text:tab/> <text:s/>man in der Rangliste auch absteigen)</text:span></text:p>
      <text:p text:style-name="P11"><text:span text:style-name="T1"><text:tab/>- abhängig von ihrer Punktzahl werden Nutzer Plätze in der Rangliste <text:tab/><text:tab/> <text:s/>zugeordnet</text:span></text:p>
      <text:p text:style-name="P11"><text:span text:style-name="T1"><text:tab/>- am Ende jeder Saison</text:span></text:p>
      <text:p text:style-name="P11"><text:span text:style-name="T1"><text:tab/><text:tab/>-&gt; wird die Rangliste zurückgesetzt (ggf. werden die Punkte der <text:tab/><text:tab/> <text:s text:c="2"/><text:tab/> <text:s text:c="2"/>Spieler nicht komplett zurückgesetzt, die Funktion hierzu muss <text:tab/><text:tab/> <text:s text:c="2"/>noch konkret formuliert werden)</text:span></text:p>
      <text:p text:style-name="P11"><text:tab/><text:tab/><text:span text:style-name="T1">-&gt;</text:span> <text:span text:style-name="T1">werden die 3 besten Spieler geehrt indem ihre Namen und ihr Rang <text:tab/><text:tab/> <text:s text:c="2"/>während der Gesamten Laufzeit der nächsten Saison sichtbar für <text:tab/><text:tab/> <text:s text:c="2"/>alle in der Client-Anwendung angezeigt werden</text:span></text:p>
      <text:p text:style-name="P11"/>
      <text:p text:style-name="P11">Zusatzfunktionen:</text:p>
      <text:p text:style-name="P11"><text:tab/><text:span text:style-name="T1">- andere Darstellung der Karten zur besseren Unterscheidung zwischen <text:tab/> <text:s/><text:tab/> <text:s/>'Trumpf' und 'Fehl' sowie ihrer Wertmäßigkeiten</text:span></text:p>
      <text:p text:style-name="P11"><text:span text:style-name="T1"><text:tab/>- Doppelkopf Tutorial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4"><text:soft-page-break/>Projektbeschreibung</text:p>
      <text:p text:style-name="P4"/>
      <text:p text:style-name="P4"/>
      <text:p text:style-name="P1">Komponenten und Technologien:</text:p>
      <text:p text:style-name="P13"><text:tab/>Client:</text:p>
      <text:p text:style-name="P13"><text:tab/><text:tab/>- Darstellung:</text:p>
      <text:p text:style-name="Preformatted_20_Text"><text:tab/><text:tab/><text:tab/>-&gt; Die Darstellung der Benutzeroberfläche auf dem Client</text:p>
      <text:p text:style-name="Preformatted_20_Text"><text:tab/><text:tab/><text:tab/> <text:s text:c="2"/>wird mit JavaFX realisiert</text:p>
      <text:p text:style-name="Preformatted_20_Text"><text:tab/><text:tab/><text:tab/>-&gt; Thin-Client</text:p>
      <text:p text:style-name="Preformatted_20_Text"/>
      <text:p text:style-name="P13"><text:tab/><text:tab/>- Kommunikation:</text:p>
      <text:p text:style-name="Preformatted_20_Text"><text:tab/><text:tab/><text:tab/>-&gt; Die Kommunikation des Clients mit dem Server wird mit <text:tab/><text:tab/><text:tab/><text:tab/> <text:s text:c="2"/>JavaEE (ClientBuilder) umgesetzt</text:p>
      <text:p text:style-name="Preformatted_20_Text"/>
      <text:p text:style-name="P13"><text:tab/>Server:</text:p>
      <text:p text:style-name="P13"><text:tab/><text:tab/>- Spiellogik:</text:p>
      <text:p text:style-name="Preformatted_20_Text"><text:span text:style-name="T5"><text:tab/><text:tab/><text:tab/>-&gt; </text:span>Die Spiellogik wird mit Java implementiert</text:p>
      <text:p text:style-name="Preformatted_20_Text"/>
      <text:p text:style-name="P13"><text:tab/><text:tab/>- Kommunikation:</text:p>
      <text:p text:style-name="Preformatted_20_Text"><text:tab/><text:tab/><text:tab/>-&gt; die Kommunikation des Servers mit Clients wird mit JavaEE <text:tab/><text:tab/><text:tab/> <text:s text:c="2"/>umgesetzt</text:p>
      <text:p text:style-name="Preformatted_20_Text"/>
      <text:p text:style-name="P13"><text:tab/><text:tab/>- Datenbankanbindung:</text:p>
      <text:p text:style-name="Preformatted_20_Text"><text:span text:style-name="T5"><text:tab/><text:tab/><text:tab/>-&gt; d</text:span>ie Datenbankanbindung wird mit JDBC realisiert (ggf. <text:tab/><text:tab/><text:tab/><text:tab/> <text:s text:c="2"/>MariaDB Connector/J)</text:p>
      <text:p text:style-name="Preformatted_20_Text"/>
      <text:p text:style-name="P13"><text:tab/>Datenbank:</text:p>
      <text:p text:style-name="P13"><text:tab/><text:tab/>- Datenbank-Management-System:</text:p>
      <text:p text:style-name="Preformatted_20_Text"><text:tab/><text:tab/><text:tab/>-&gt; als RDBMS wird OracleDB eingesetzt</text:p>
      <text:p text:style-name="Preformatted_20_Text"><text:tab/><text:tab/><text:tab/>-&gt; alternativ MariaDB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4-22T23:53:05.84</dc:date>
    <meta:generator>OpenOffice/4.1.2$Win32 OpenOffice.org_project/412m3$Build-9782</meta:generator>
    <meta:editing-duration>PT3H20M25S</meta:editing-duration>
    <meta:editing-cycles>12</meta:editing-cycles>
    <meta:document-statistic meta:table-count="0" meta:image-count="0" meta:object-count="0" meta:page-count="3" meta:paragraph-count="61" meta:word-count="531" meta:character-count="4317"/>
  </office:meta>
</office:document-meta>
</file>